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5822" officeooo:paragraph-rsid="000f5822"/>
    </style:style>
    <style:style style:name="P2" style:family="paragraph" style:parent-style-name="Standard" style:list-style-name="L1">
      <style:text-properties officeooo:rsid="001264bd" officeooo:paragraph-rsid="001264bd"/>
    </style:style>
    <style:style style:name="P3" style:family="paragraph" style:parent-style-name="Standard" style:list-style-name="L1">
      <style:text-properties officeooo:rsid="000fc014" officeooo:paragraph-rsid="000fc014"/>
    </style:style>
    <style:style style:name="P4" style:family="paragraph" style:parent-style-name="Standard" style:list-style-name="L1">
      <style:text-properties officeooo:rsid="0019e9d4" officeooo:paragraph-rsid="0019e9d4"/>
    </style:style>
    <style:style style:name="P5" style:family="paragraph" style:parent-style-name="Standard" style:list-style-name="L1">
      <style:text-properties officeooo:rsid="0016f1f5" officeooo:paragraph-rsid="0016f1f5"/>
    </style:style>
    <style:style style:name="P6" style:family="paragraph" style:parent-style-name="Standard" style:list-style-name="L1">
      <style:text-properties officeooo:rsid="0016f1f5" officeooo:paragraph-rsid="001caf70"/>
    </style:style>
    <style:style style:name="P7" style:family="paragraph" style:parent-style-name="Standard" style:list-style-name="L1">
      <style:text-properties officeooo:rsid="001983e0" officeooo:paragraph-rsid="001983e0"/>
    </style:style>
    <style:style style:name="P8" style:family="paragraph" style:parent-style-name="Standard" style:list-style-name="L1">
      <style:text-properties officeooo:rsid="001caf70" officeooo:paragraph-rsid="001caf70"/>
    </style:style>
    <style:style style:name="P9" style:family="paragraph" style:parent-style-name="Standard" style:list-style-name="L1">
      <style:text-properties officeooo:rsid="001e90a5" officeooo:paragraph-rsid="001e90a5"/>
    </style:style>
    <style:style style:name="P10" style:family="paragraph" style:parent-style-name="Standard" style:list-style-name="L1">
      <style:text-properties officeooo:rsid="001f9fab" officeooo:paragraph-rsid="001f9fab"/>
    </style:style>
    <style:style style:name="T1" style:family="text">
      <style:text-properties officeooo:rsid="000fc014"/>
    </style:style>
    <style:style style:name="T2" style:family="text">
      <style:text-properties officeooo:rsid="001caf70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0787962" text:style-name="L1">
        <text:list-item>
          <text:p text:style-name="P1">Spectrum of slide/string noise</text:p>
          <text:list>
            <text:list-item>
              <text:p text:style-name="P1">Mute transverse vibrations</text:p>
              <text:list>
                <text:list-item>
                  <text:p text:style-name="P1">Ear plugs</text:p>
                </text:list-item>
                <text:list-item>
                  <text:p text:style-name="P1">Foam</text:p>
                </text:list-item>
                <text:list-item>
                  <text:p text:style-name="P1">Tape</text:p>
                </text:list-item>
                <text:list-item>
                  <text:p text:style-name="P2">Keeping the slide in contact the whole time</text:p>
                  <text:list>
                    <text:list-item>
                      <text:p text:style-name="P2">Damping might kill longitudinal vibrations</text:p>
                    </text:list-item>
                    <text:list-item>
                      <text:p text:style-name="P2">Put foam underneath the strings as a potential way</text:p>
                    </text:list-item>
                  </text:list>
                </text:list-item>
              </text:list>
            </text:list-item>
            <text:list-item>
              <text:p text:style-name="P1">Slide slide along the string and capture sound</text:p>
              <text:list>
                <text:list-item>
                  <text:p text:style-name="P3">Attempt to maintain constant velocity</text:p>
                </text:list-item>
                <text:list-item>
                  <text:p text:style-name="P3">Put things in place to limit length of string traveled</text:p>
                </text:list-item>
                <text:list-item>
                  <text:p text:style-name="P3">Extract velocity based on timing from recording?</text:p>
                </text:list-item>
              </text:list>
            </text:list-item>
            <text:list-item>
              <text:p text:style-name="P4">Do unwound strings have longitudinal modes?</text:p>
            </text:list-item>
            <text:list-item>
              <text:p text:style-name="P10">Method<text:tab/></text:p>
              <text:list>
                <text:list-item>
                  <text:p text:style-name="P10">Set metronome to 100 bpm to provide a consistent pulse</text:p>
                </text:list-item>
                <text:list-item>
                  <text:p text:style-name="P10">Travel travel the following distances each beat for a measure of 4/4 (so they appear twice in succession)</text:p>
                  <text:list>
                    <text:list-item>
                      <text:p text:style-name="P10">frets 5-7 one beat, frets 7-5 next beat</text:p>
                    </text:list-item>
                    <text:list-item>
                      <text:p text:style-name="P10">frets 5-9 one beat, frets 9-5 next beat</text:p>
                    </text:list-item>
                    <text:list-item>
                      <text:p text:style-name="P10">frets 5-12 one beat, frets 12-5 next beat</text:p>
                    </text:list-item>
                  </text:list>
                </text:list-item>
                <text:list-item>
                  <text:p text:style-name="P10">Aim is to have different speeds in a manner which is as controllable as possible considering it is a human performing the test</text:p>
                </text:list-item>
              </text:list>
            </text:list-item>
          </text:list>
        </text:list-item>
        <text:list-item>
          <text:p text:style-name="P1">Decay rate of a single winding/slide col<text:span text:style-name="T1">l</text:span>ision</text:p>
          <text:list>
            <text:list-item>
              <text:p text:style-name="P5">Use exacto knife to <text:span text:style-name="T2">provide stimuli</text:span></text:p>
            </text:list-item>
            <text:list-item>
              <text:p text:style-name="P6">Mut<text:span text:style-name="T2">ing</text:span></text:p>
              <text:list>
                <text:list-item>
                  <text:p text:style-name="P6"><text:span text:style-name="T2">Mute </text:span>other strings with ear plugs/<text:span text:style-name="T2">foam</text:span></text:p>
                </text:list-item>
                <text:list-item>
                  <text:p text:style-name="P5">Mute transverse vibrations with left hand/<text:span text:style-name="T2">foam</text:span> (to <text:span text:style-name="T2">minimize string distortions</text:span>)</text:p>
                </text:list-item>
              </text:list>
            </text:list-item>
            <text:list-item>
              <text:p text:style-name="P7">Press thumb into blade of extaco to make it more rigid and easier to transfer motion into string windings</text:p>
            </text:list-item>
            <text:list-item>
              <text:p text:style-name="P7">Make several attempts in a recording to isolate one</text:p>
            </text:list-item>
            <text:list-item>
              <text:p text:style-name="P8">Methods</text:p>
              <text:list>
                <text:list-item>
                  <text:p text:style-name="P9">Both rely on assumption of linearity</text:p>
                </text:list-item>
                <text:list-item>
                  <text:p text:style-name="P8"><text:s/>Hold and Release</text:p>
                  <text:list>
                    <text:list-item>
                      <text:p text:style-name="P8">Apply force with exacto knife in between windings</text:p>
                    </text:list-item>
                    <text:list-item>
                      <text:p text:style-name="P8">Allow exacto to slip to release string and start motion</text:p>
                    </text:list-item>
                    <text:list-item>
                      <text:p text:style-name="P8">More likely a measure of T60</text:p>
                    </text:list-item>
                    <text:list-item>
                      <text:p text:style-name="P8">Less like an ideal impulse (especially considering initial conditions)</text:p>
                    </text:list-item>
                  </text:list>
                </text:list-item>
                <text:list-item>
                  <text:p text:style-name="P8">Striking</text:p>
                  <text:list>
                    <text:list-item>
                      <text:p text:style-name="P8">Drag exacto across ridges to strike a few windings</text:p>
                    </text:list-item>
                    <text:list-item>
                      <text:p text:style-name="P8">Extract T60 value from the last decay</text:p>
                    </text:list-item>
                    <text:list-item>
                      <text:p text:style-name="P8">Assumes T60 is sufficient to not have overlap between successive winding strike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2:49:56.142000000</meta:creation-date>
    <meta:generator>LibreOffice/7.3.7.2$Windows_X86_64 LibreOffice_project/e114eadc50a9ff8d8c8a0567d6da8f454beeb84f</meta:generator>
    <dc:date>2023-02-28T13:12:34.532000000</dc:date>
    <meta:editing-duration>PT5H34M4S</meta:editing-duration>
    <meta:editing-cycles>10</meta:editing-cycles>
    <meta:document-statistic meta:table-count="0" meta:image-count="0" meta:object-count="0" meta:page-count="1" meta:paragraph-count="38" meta:word-count="313" meta:character-count="1721" meta:non-whitespace-character-count="1482"/>
  </office:meta>
</office:document-meta>
</file>